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15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15">
      <style:table-cell-properties fo:border-top="thin solid #000000" fo:border-bottom="thin solid #000000" fo:border-left="thin solid #000000" fo:border-right="none"/>
    </style:style>
    <style:style style:name="ce8" style:family="table-cell" style:parent-style-name="Default" style:data-style-name="N15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15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58233333333333cm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src</text:p>
          </table:table-cell>
          <table:table-cell office:value-type="string" table:style-name="ce1">
            <text:p>dst</text:p>
          </table:table-cell>
          <table:table-cell office:value-type="string" table:style-name="ce1">
            <text:p>maxDelay</text:p>
          </table:table-cell>
          <table:table-cell office:value-type="string" table:style-name="ce1">
            <text:p>T_tx</text:p>
          </table:table-cell>
          <table:table-cell office:value-type="string" table:style-name="ce1">
            <text:p>length</text:p>
          </table:table-cell>
          <table:table-cell office:value-type="string" table:style-name="ce2">
            <text:p>talker_txSpeed</text:p>
          </table:table-cell>
          <table:table-cell office:value-type="string" table:style-name="ce2">
            <text:p>listener_rxSpeed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3" table:formula="of:=IF([.D2]&lt;0.0005; [.D2];INDEX([Valores.$C$2:.$C$7]; RANDBETWEEN(1;ROWS([Valores.$C$2:.$C$7]));1))" table:number-matrix-columns-spanned="1" table:number-matrix-rows-spanned="1" table:style-name="ce1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64" table:formula="of:=IF([.D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3]&lt;0.0005; [.D3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512" table:formula="of:=IF([.D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4]&lt;0.0005; [.D4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5]&lt;0.0005; [.D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E-3" table:formula="of:=IF([.D6]&lt;0.0005; [.D6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64" table:formula="of:=IF([.D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3" table:formula="of:=IF([.D7]&lt;0.0005; [.D7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E-3" table:formula="of:=IF([.D8]&lt;0.0005; [.D8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512" table:formula="of:=IF([.D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9]&lt;0.0005; [.D9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512" table:formula="of:=IF([.D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E-3" table:formula="of:=IF([.D10]&lt;0.0005; [.D10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1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1]&lt;0.0005; [.D1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1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1E-3" table:formula="of:=IF([.D12]&lt;0.0005; [.D12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1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3" table:formula="of:=IF([.D13]&lt;0.0005; [.D13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1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E-3" table:formula="of:=IF([.D14]&lt;0.0005; [.D14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1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1E-3" table:formula="of:=IF([.D15]&lt;0.0005; [.D15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1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6]&lt;0.0005; [.D1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7]&lt;0.0005; [.D17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18]&lt;0.0005; [.D18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1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19]&lt;0.0005; [.D19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1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20]&lt;0.0005; [.D2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2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21]&lt;0.0005; [.D2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2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5.0000000000000001E-3" table:formula="of:=IF([.D22]&lt;0.0005; [.D22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2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1E-3" table:formula="of:=IF([.D23]&lt;0.0005; [.D23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2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1E-3" table:formula="of:=IF([.D24]&lt;0.0005; [.D24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024" table:formula="of:=IF([.D2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7.5000000000000002E-4" table:formula="of:=IF([.D25]&lt;0.0005; [.D25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2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7.5000000000000002E-4" table:formula="of:=IF([.D26]&lt;0.0005; [.D26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2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5.0000000000000001E-3" table:formula="of:=IF([.D27]&lt;0.0005; [.D27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2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4" table:formula="of:=IF([.D28]&lt;0.0005; [.D28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2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1E-3" table:formula="of:=IF([.D29]&lt;0.0005; [.D29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024" table:formula="of:=IF([.D2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5.0000000000000001E-4" table:formula="of:=IF([.D30]&lt;0.0005; [.D30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3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1E-3" table:formula="of:=IF([.D31]&lt;0.0005; [.D31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3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7.5000000000000002E-4" table:formula="of:=IF([.D32]&lt;0.0005; [.D32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512" table:formula="of:=IF([.D3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3" table:formula="of:=IF([.D33]&lt;0.0005; [.D33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3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7.5000000000000002E-4" table:formula="of:=IF([.D34]&lt;0.0005; [.D34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024" table:formula="of:=IF([.D3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35]&lt;0.0005; [.D35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512" table:formula="of:=IF([.D3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5.0000000000000001E-4" table:formula="of:=IF([.D36]&lt;0.0005; [.D36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3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37]&lt;0.0005; [.D37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3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38]&lt;0.0005; [.D38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3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39]&lt;0.0005; [.D39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3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7.5000000000000002E-4" table:formula="of:=IF([.D40]&lt;0.0005; [.D40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4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41]&lt;0.0005; [.D4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4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42]&lt;0.0005; [.D42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4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43]&lt;0.0005; [.D43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4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44]&lt;0.0005; [.D4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4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45]&lt;0.0005; [.D4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4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46]&lt;0.0005; [.D4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4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4" table:formula="of:=IF([.D47]&lt;0.0005; [.D47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4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48]&lt;0.0005; [.D48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4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49]&lt;0.0005; [.D49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4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E-3" table:formula="of:=IF([.D50]&lt;0.0005; [.D50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5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51]&lt;0.0005; [.D5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5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52]&lt;0.0005; [.D52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5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E-3" table:formula="of:=IF([.D53]&lt;0.0005; [.D53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5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54]&lt;0.0005; [.D54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5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3" table:formula="of:=IF([.D55]&lt;0.0005; [.D55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024" table:formula="of:=IF([.D5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4" table:formula="of:=IF([.D56]&lt;0.0005; [.D56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5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57]&lt;0.0005; [.D57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5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58]&lt;0.0005; [.D58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5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7.5000000000000002E-4" table:formula="of:=IF([.D59]&lt;0.0005; [.D59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5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60]&lt;0.0005; [.D6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32" table:formula="of:=IF([.D6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61]&lt;0.0005; [.D6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512" table:formula="of:=IF([.D6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7.5000000000000002E-4" table:formula="of:=IF([.D62]&lt;0.0005; [.D62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6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1E-3" table:formula="of:=IF([.D63]&lt;0.0005; [.D63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32" table:formula="of:=IF([.D6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4" table:formula="of:=IF([.D64]&lt;0.0005; [.D64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6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65]&lt;0.0005; [.D6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6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5.0000000000000001E-4" table:formula="of:=IF([.D66]&lt;0.0005; [.D66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6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67]&lt;0.0005; [.D67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6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68]&lt;0.0005; [.D68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6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4" table:formula="of:=IF([.D69]&lt;0.0005; [.D69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6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70]&lt;0.0005; [.D7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7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71]&lt;0.0005; [.D7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7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72]&lt;0.0005; [.D72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7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73]&lt;0.0005; [.D73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512" table:formula="of:=IF([.D7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74]&lt;0.0005; [.D7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7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75]&lt;0.0005; [.D7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7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7.5000000000000002E-4" table:formula="of:=IF([.D76]&lt;0.0005; [.D76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7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1E-3" table:formula="of:=IF([.D77]&lt;0.0005; [.D77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7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78]&lt;0.0005; [.D78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7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79]&lt;0.0005; [.D79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7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E-3" table:formula="of:=IF([.D80]&lt;0.0005; [.D80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8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81]&lt;0.0005; [.D8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8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1E-3" table:formula="of:=IF([.D82]&lt;0.0005; [.D82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8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83]&lt;0.0005; [.D83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8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E-3" table:formula="of:=IF([.D84]&lt;0.0005; [.D84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32" table:formula="of:=IF([.D8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85]&lt;0.0005; [.D8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8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86]&lt;0.0005; [.D8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8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1E-3" table:formula="of:=IF([.D87]&lt;0.0005; [.D87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8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7.5000000000000002E-4" table:formula="of:=IF([.D88]&lt;0.0005; [.D88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8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89]&lt;0.0005; [.D89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64" table:formula="of:=IF([.D8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1E-3" table:formula="of:=IF([.D90]&lt;0.0005; [.D90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9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7.5000000000000002E-4" table:formula="of:=IF([.D91]&lt;0.0005; [.D91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9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3" table:formula="of:=IF([.D92]&lt;0.0005; [.D92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9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93]&lt;0.0005; [.D93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9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3" table:formula="of:=IF([.D94]&lt;0.0005; [.D94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9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3" table:formula="of:=IF([.D95]&lt;0.0005; [.D95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9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5.0000000000000001E-3" table:formula="of:=IF([.D96]&lt;0.0005; [.D96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9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97]&lt;0.0005; [.D97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9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98]&lt;0.0005; [.D98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9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99]&lt;0.0005; [.D99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9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00]&lt;0.0005; [.D10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0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101]&lt;0.0005; [.D101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10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02]&lt;0.0005; [.D102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64" table:formula="of:=IF([.D10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03]&lt;0.0005; [.D103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512" table:formula="of:=IF([.D10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04]&lt;0.0005; [.D10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0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7.5000000000000002E-4" table:formula="of:=IF([.D105]&lt;0.0005; [.D105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32" table:formula="of:=IF([.D10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5.0000000000000001E-4" table:formula="of:=IF([.D106]&lt;0.0005; [.D106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10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7.5000000000000002E-4" table:formula="of:=IF([.D107]&lt;0.0005; [.D107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10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E-3" table:formula="of:=IF([.D108]&lt;0.0005; [.D108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64" table:formula="of:=IF([.D10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4" table:formula="of:=IF([.D109]&lt;0.0005; [.D109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10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7.5000000000000002E-4" table:formula="of:=IF([.D110]&lt;0.0005; [.D110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11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3" table:formula="of:=IF([.D111]&lt;0.0005; [.D111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11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12]&lt;0.0005; [.D112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1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7.5000000000000002E-4" table:formula="of:=IF([.D113]&lt;0.0005; [.D113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11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14]&lt;0.0005; [.D11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1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15]&lt;0.0005; [.D11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1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E-3" table:formula="of:=IF([.D116]&lt;0.0005; [.D116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11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117]&lt;0.0005; [.D117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1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1E-3" table:formula="of:=IF([.D118]&lt;0.0005; [.D118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64" table:formula="of:=IF([.D11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119]&lt;0.0005; [.D119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11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20]&lt;0.0005; [.D12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2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21]&lt;0.0005; [.D12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2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1E-3" table:formula="of:=IF([.D122]&lt;0.0005; [.D122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12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E-3" table:formula="of:=IF([.D123]&lt;0.0005; [.D123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12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1E-3" table:formula="of:=IF([.D124]&lt;0.0005; [.D124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512" table:formula="of:=IF([.D12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25]&lt;0.0005; [.D12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2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126]&lt;0.0005; [.D12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12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127]&lt;0.0005; [.D127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2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E-3" table:formula="of:=IF([.D128]&lt;0.0005; [.D128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64" table:formula="of:=IF([.D12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3" table:formula="of:=IF([.D129]&lt;0.0005; [.D129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512" table:formula="of:=IF([.D12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30]&lt;0.0005; [.D13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3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7.5000000000000002E-4" table:formula="of:=IF([.D131]&lt;0.0005; [.D131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13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E-3" table:formula="of:=IF([.D132]&lt;0.0005; [.D132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512" table:formula="of:=IF([.D13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3" table:formula="of:=IF([.D133]&lt;0.0005; [.D133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13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34]&lt;0.0005; [.D13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13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4" table:formula="of:=IF([.D135]&lt;0.0005; [.D135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13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36]&lt;0.0005; [.D13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13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7.5000000000000002E-4" table:formula="of:=IF([.D137]&lt;0.0005; [.D137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13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3" table:formula="of:=IF([.D138]&lt;0.0005; [.D138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13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E-3" table:formula="of:=IF([.D139]&lt;0.0005; [.D139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13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40]&lt;0.0005; [.D14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4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41]&lt;0.0005; [.D14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14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5.0000000000000001E-3" table:formula="of:=IF([.D142]&lt;0.0005; [.D142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14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E-3" table:formula="of:=IF([.D143]&lt;0.0005; [.D143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14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7.5000000000000002E-4" table:formula="of:=IF([.D144]&lt;0.0005; [.D144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512" table:formula="of:=IF([.D14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45]&lt;0.0005; [.D14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4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1E-3" table:formula="of:=IF([.D146]&lt;0.0005; [.D146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14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4" table:formula="of:=IF([.D147]&lt;0.0005; [.D147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512" table:formula="of:=IF([.D14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7.5000000000000002E-4" table:formula="of:=IF([.D148]&lt;0.0005; [.D148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14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49]&lt;0.0005; [.D149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28" table:formula="of:=IF([.D14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150]&lt;0.0005; [.D150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15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151]&lt;0.0005; [.D151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15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E-3" table:formula="of:=IF([.D152]&lt;0.0005; [.D152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15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1E-3" table:formula="of:=IF([.D153]&lt;0.0005; [.D153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15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154]&lt;0.0005; [.D154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15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55]&lt;0.0005; [.D15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5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56]&lt;0.0005; [.D15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5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57]&lt;0.0005; [.D157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5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158]&lt;0.0005; [.D158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15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159]&lt;0.0005; [.D159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15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60]&lt;0.0005; [.D16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6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161]&lt;0.0005; [.D161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6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3" table:formula="of:=IF([.D162]&lt;0.0005; [.D162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024" table:formula="of:=IF([.D16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5.0000000000000001E-3" table:formula="of:=IF([.D163]&lt;0.0005; [.D163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512" table:formula="of:=IF([.D16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64]&lt;0.0005; [.D16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6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65]&lt;0.0005; [.D16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16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66]&lt;0.0005; [.D16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32" table:formula="of:=IF([.D16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4" table:formula="of:=IF([.D167]&lt;0.0005; [.D167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16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5.0000000000000001E-3" table:formula="of:=IF([.D168]&lt;0.0005; [.D168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16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7.5000000000000002E-4" table:formula="of:=IF([.D169]&lt;0.0005; [.D169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512" table:formula="of:=IF([.D16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7.5000000000000002E-4" table:formula="of:=IF([.D170]&lt;0.0005; [.D170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512" table:formula="of:=IF([.D17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1E-3" table:formula="of:=IF([.D171]&lt;0.0005; [.D171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17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4" table:formula="of:=IF([.D172]&lt;0.0005; [.D172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024" table:formula="of:=IF([.D17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.5000000000000001E-4" table:formula="of:=IF([.D173]&lt;0.0005; [.D173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7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74]&lt;0.0005; [.D17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7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75]&lt;0.0005; [.D17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7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E-3" table:formula="of:=IF([.D176]&lt;0.0005; [.D176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256" table:formula="of:=IF([.D17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7.5000000000000002E-4" table:formula="of:=IF([.D177]&lt;0.0005; [.D177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256" table:formula="of:=IF([.D17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E-3" table:formula="of:=IF([.D178]&lt;0.0005; [.D178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512" table:formula="of:=IF([.D17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5.0000000000000001E-4" table:formula="of:=IF([.D179]&lt;0.0005; [.D179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17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4" table:formula="of:=IF([.D180]&lt;0.0005; [.D180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18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5.0000000000000001E-3" table:formula="of:=IF([.D181]&lt;0.0005; [.D181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18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E-3" table:formula="of:=IF([.D182]&lt;0.0005; [.D182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18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2E-3" table:formula="of:=IF([.D183]&lt;0.0005; [.D183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18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84]&lt;0.0005; [.D18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8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0" table:formula="of:=INDEX([Valores.$A$2:.$A$6]; RANDBETWEEN(1;ROWS([Valores.$A$2:.$A$6]));1)" table:number-matrix-columns-spanned="1" table:number-matrix-rows-spanned="1" table:style-name="ce1">
            <text:p>0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1E-3" table:formula="of:=IF([.D185]&lt;0.0005; [.D185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18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86]&lt;0.0005; [.D186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8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5.0000000000000001E-4" table:formula="of:=IF([.D187]&lt;0.0005; [.D187];INDEX([Valores.$C$2:.$C$7]; RANDBETWEEN(1;ROWS([Valores.$C$2:.$C$7]));1))" table:number-matrix-columns-spanned="1" table:number-matrix-rows-spanned="1" table:style-name="ce1">
            <text:p>0.000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64" table:formula="of:=IF([.D18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3" table:formula="of:=INDEX([Valores.$A$2:.$A$6]; RANDBETWEEN(1;ROWS([Valores.$A$2:.$A$6]));1)" table:number-matrix-columns-spanned="1" table:number-matrix-rows-spanned="1" table:style-name="ce1">
            <text:p>3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1E-3" table:formula="of:=IF([.D188]&lt;0.0005; [.D188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32" table:formula="of:=IF([.D18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89]&lt;0.0005; [.D189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18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90]&lt;0.0005; [.D19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9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E-3" table:formula="of:=IF([.D191]&lt;0.0005; [.D191];INDEX([Valores.$C$2:.$C$7]; RANDBETWEEN(1;ROWS([Valores.$C$2:.$C$7]));1))" table:number-matrix-columns-spanned="1" table:number-matrix-rows-spanned="1" table:style-name="ce1">
            <text:p>0.002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64" table:formula="of:=IF([.D19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92]&lt;0.0005; [.D192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64" table:formula="of:=IF([.D192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6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1" table:formula="of:=INDEX([Valores.$B$2:.$B$6]; RANDBETWEEN(1;ROWS([Valores.$B$2:.$B$6]));1)" table:number-matrix-columns-spanned="1" table:number-matrix-rows-spanned="1" table:style-name="ce1">
            <text:p>1</text:p>
          </table:table-cell>
          <table:table-cell office:value-type="float" office:value="2.5000000000000001E-4" table:formula="of:=IF([.D193]&lt;0.0005; [.D193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024" table:formula="of:=IF([.D193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5" table:formula="of:=INDEX([Valores.$B$2:.$B$6]; RANDBETWEEN(1;ROWS([Valores.$B$2:.$B$6]));1)" table:number-matrix-columns-spanned="1" table:number-matrix-rows-spanned="1" table:style-name="ce1">
            <text:p>5</text:p>
          </table:table-cell>
          <table:table-cell office:value-type="float" office:value="2.5000000000000001E-4" table:formula="of:=IF([.D194]&lt;0.0005; [.D194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32" table:formula="of:=IF([.D194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3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2.5000000000000001E-4" table:formula="of:=IF([.D195]&lt;0.0005; [.D195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195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6" table:formula="of:=INDEX([Valores.$A$2:.$A$6]; RANDBETWEEN(1;ROWS([Valores.$A$2:.$A$6]));1)" table:number-matrix-columns-spanned="1" table:number-matrix-rows-spanned="1" table:style-name="ce1">
            <text:p>6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3" table:formula="of:=IF([.D196]&lt;0.0005; [.D196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128" table:formula="of:=IF([.D196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1E-3" table:formula="of:=IF([.D197]&lt;0.0005; [.D197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512" table:formula="of:=IF([.D197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512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5" table:formula="of:=INDEX([Valores.$A$2:.$A$6]; RANDBETWEEN(1;ROWS([Valores.$A$2:.$A$6]));1)" table:number-matrix-columns-spanned="1" table:number-matrix-rows-spanned="1" table:style-name="ce1">
            <text:p>5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5.0000000000000001E-3" table:formula="of:=IF([.D198]&lt;0.0005; [.D198];INDEX([Valores.$C$2:.$C$7]; RANDBETWEEN(1;ROWS([Valores.$C$2:.$C$7]));1))" table:number-matrix-columns-spanned="1" table:number-matrix-rows-spanned="1" table:style-name="ce1">
            <text:p>0.005</text:p>
          </table:table-cell>
          <table:table-cell office:value-type="float" office:value="5.0000000000000001E-4" table:formula="of:=INDEX([Valores.$D$2:.$D$5]; RANDBETWEEN(1;ROWS([Valores.$D$2:.$D$5]));1)" table:number-matrix-columns-spanned="1" table:number-matrix-rows-spanned="1" table:style-name="ce1">
            <text:p>0.0005</text:p>
          </table:table-cell>
          <table:table-cell office:value-type="float" office:value="256" table:formula="of:=IF([.D198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256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6" table:formula="of:=INDEX([Valores.$B$2:.$B$6]; RANDBETWEEN(1;ROWS([Valores.$B$2:.$B$6]));1)" table:number-matrix-columns-spanned="1" table:number-matrix-rows-spanned="1" table:style-name="ce1">
            <text:p>6</text:p>
          </table:table-cell>
          <table:table-cell office:value-type="float" office:value="7.5000000000000002E-4" table:formula="of:=IF([.D199]&lt;0.0005; [.D199];INDEX([Valores.$C$2:.$C$7]; RANDBETWEEN(1;ROWS([Valores.$C$2:.$C$7]));1))" table:number-matrix-columns-spanned="1" table:number-matrix-rows-spanned="1" table:style-name="ce1">
            <text:p>0.00075</text:p>
          </table:table-cell>
          <table:table-cell office:value-type="float" office:value="1E-3" table:formula="of:=INDEX([Valores.$D$2:.$D$5]; RANDBETWEEN(1;ROWS([Valores.$D$2:.$D$5]));1)" table:number-matrix-columns-spanned="1" table:number-matrix-rows-spanned="1" table:style-name="ce1">
            <text:p>0.001</text:p>
          </table:table-cell>
          <table:table-cell office:value-type="float" office:value="128" table:formula="of:=IF([.D199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3" table:formula="of:=INDEX([Valores.$B$2:.$B$6]; RANDBETWEEN(1;ROWS([Valores.$B$2:.$B$6]));1)" table:number-matrix-columns-spanned="1" table:number-matrix-rows-spanned="1" table:style-name="ce1">
            <text:p>3</text:p>
          </table:table-cell>
          <table:table-cell office:value-type="float" office:value="2.5000000000000001E-4" table:formula="of:=IF([.D200]&lt;0.0005; [.D200];INDEX([Valores.$C$2:.$C$7]; RANDBETWEEN(1;ROWS([Valores.$C$2:.$C$7]));1))" table:number-matrix-columns-spanned="1" table:number-matrix-rows-spanned="1" table:style-name="ce1">
            <text:p>0.00025</text:p>
          </table:table-cell>
          <table:table-cell office:value-type="float" office:value="2.5000000000000001E-4" table:formula="of:=INDEX([Valores.$D$2:.$D$5]; RANDBETWEEN(1;ROWS([Valores.$D$2:.$D$5]));1)" table:number-matrix-columns-spanned="1" table:number-matrix-rows-spanned="1" table:style-name="ce1">
            <text:p>0.00025</text:p>
          </table:table-cell>
          <table:table-cell office:value-type="float" office:value="128" table:formula="of:=IF([.D200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28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style-name="ro1">
          <table:table-cell office:value-type="float" office:value="1" table:formula="of:=INDEX([Valores.$A$2:.$A$6]; RANDBETWEEN(1;ROWS([Valores.$A$2:.$A$6]));1)" table:number-matrix-columns-spanned="1" table:number-matrix-rows-spanned="1" table:style-name="ce1">
            <text:p>1</text:p>
          </table:table-cell>
          <table:table-cell office:value-type="float" office:value="0" table:formula="of:=INDEX([Valores.$B$2:.$B$6]; RANDBETWEEN(1;ROWS([Valores.$B$2:.$B$6]));1)" table:number-matrix-columns-spanned="1" table:number-matrix-rows-spanned="1" table:style-name="ce1">
            <text:p>0</text:p>
          </table:table-cell>
          <table:table-cell office:value-type="float" office:value="1E-3" table:formula="of:=IF([.D201]&lt;0.0005; [.D201];INDEX([Valores.$C$2:.$C$7]; RANDBETWEEN(1;ROWS([Valores.$C$2:.$C$7]));1))" table:number-matrix-columns-spanned="1" table:number-matrix-rows-spanned="1" table:style-name="ce1">
            <text:p>0.001</text:p>
          </table:table-cell>
          <table:table-cell office:value-type="float" office:value="2E-3" table:formula="of:=INDEX([Valores.$D$2:.$D$5]; RANDBETWEEN(1;ROWS([Valores.$D$2:.$D$5]));1)" table:number-matrix-columns-spanned="1" table:number-matrix-rows-spanned="1" table:style-name="ce1">
            <text:p>0.002</text:p>
          </table:table-cell>
          <table:table-cell office:value-type="float" office:value="1024" table:formula="of:=IF([.D201]&lt;0.0005;INDEX([Valores.$E$2:.$E$4]; RANDBETWEEN(1;ROWS([Valores.$E$2:.$E$4]));1);INDEX([Valores.$E$2:.$E$7]; RANDBETWEEN(1;ROWS([Valores.$E$2:.$E$7]));1))" table:number-matrix-columns-spanned="1" table:number-matrix-rows-spanned="1" table:style-name="ce1">
            <text:p>1024</text:p>
          </table:table-cell>
          <table:table-cell office:value-type="string" table:style-name="ce2">
            <text:p>1e9</text:p>
          </table:table-cell>
          <table:table-cell office:value-type="string" table:style-name="ce2">
            <text:p>1e9</text:p>
          </table:table-cell>
          <table:table-cell table:number-columns-repeated="16377"/>
        </table:table-row>
        <table:table-row table:number-rows-repeated="1048375" table:style-name="ro1">
          <table:table-cell table:number-columns-repeated="16384"/>
        </table:table-row>
      </table:table>
      <table:table table:name="Valo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Pos. src</text:p>
          </table:table-cell>
          <table:table-cell office:value-type="string" table:style-name="ce3">
            <text:p>Pos. dst</text:p>
          </table:table-cell>
          <table:table-cell office:value-type="string" table:style-name="ce3">
            <text:p>Pos. maxDelay</text:p>
          </table:table-cell>
          <table:table-cell office:value-type="string" table:style-name="ce3">
            <text:p>Pos. T_Tx</text:p>
          </table:table-cell>
          <table:table-cell office:value-type="string" table:style-name="ce3">
            <text:p>Pos. length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5000000000000001E-4" table:style-name="ce4">
            <text:p>2.50E-04</text:p>
          </table:table-cell>
          <table:table-cell office:value-type="float" office:value="2.5000000000000001E-4" table:style-name="ce4">
            <text:p>2.50E-04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0000000000000001E-4" table:style-name="ce4">
            <text:p>5.00E-04</text:p>
          </table:table-cell>
          <table:table-cell office:value-type="float" office:value="5.0000000000000001E-4" table:style-name="ce4">
            <text:p>5.00E-04</text:p>
          </table:table-cell>
          <table:table-cell office:value-type="float" office:value="64" table:style-name="ce3">
            <text:p>64</text:p>
          </table:table-cell>
          <table:table-cell table:number-columns-repeated="1637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7.5000000000000002E-4" table:style-name="ce4">
            <text:p>7.50E-04</text:p>
          </table:table-cell>
          <table:table-cell office:value-type="float" office:value="1E-3" table:style-name="ce4">
            <text:p>1.00E-03</text:p>
          </table:table-cell>
          <table:table-cell office:value-type="float" office:value="128" table:style-name="ce3">
            <text:p>128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E-3" table:style-name="ce4">
            <text:p>1.00E-03</text:p>
          </table:table-cell>
          <table:table-cell office:value-type="float" office:value="2E-3" table:style-name="ce10">
            <text:p>2.00E-03</text:p>
          </table:table-cell>
          <table:table-cell office:value-type="float" office:value="256" table:style-name="ce3">
            <text:p>256</text:p>
          </table:table-cell>
          <table:table-cell table:number-columns-repeated="1637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E-3" table:style-name="ce7">
            <text:p>2.00E-03</text:p>
          </table:table-cell>
          <table:table-cell table:style-name="ce9"/>
          <table:table-cell office:value-type="float" office:value="512" table:style-name="ce6">
            <text:p>512</text:p>
          </table:table-cell>
          <table:table-cell table:number-columns-repeated="16379"/>
        </table:table-row>
        <table:table-row table:style-name="ro1">
          <table:table-cell table:number-columns-repeated="2" table:style-name="ce3"/>
          <table:table-cell office:value-type="float" office:value="5.0000000000000001E-3" table:style-name="ce7">
            <text:p>5.00E-03</text:p>
          </table:table-cell>
          <table:table-cell table:style-name="ce9"/>
          <table:table-cell office:value-type="float" office:value="1024" table:style-name="ce6">
            <text:p>1024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table:style-name="ce8"/>
          <table:table-cell table:style-name="ce3"/>
          <table:table-cell table:number-columns-repeated="16379"/>
        </table:table-row>
        <table:table-row table:style-name="ro1">
          <table:table-cell table:number-columns-repeated="2" table:style-name="ce3"/>
          <table:table-cell table:style-name="ce5"/>
          <table:table-cell table:style-name="ce3"/>
          <table:table-cell table:style-name="ce6"/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Pablo Rodríguez Martín</meta:initial-creator>
    <dc:creator>Pablo Rodríguez Martín</dc:creator>
    <meta:creation-date>2022-08-07T16:18:51Z</meta:creation-date>
    <dc:date>2022-08-07T20:17:57Z</dc:date>
  </office:meta>
</office:document-meta>
</file>